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4pt" style:font-size-complex="16pt"/>
    </style:style>
    <style:style style:name="P2" style:family="paragraph" style:parent-style-name="Standard">
      <style:text-properties fo:font-size="16pt" officeooo:rsid="00113689" officeooo:paragraph-rsid="00113689" style:font-size-asian="14pt" style:font-size-complex="16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103400" officeooo:paragraph-rsid="00103400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113689" officeooo:paragraph-rsid="00113689" style:font-size-asian="12.25pt" style:font-size-complex="14pt"/>
    </style:style>
    <style:style style:name="P5" style:family="paragraph" style:parent-style-name="Standard">
      <style:text-properties fo:font-size="16pt" style:text-underline-style="none" officeooo:rsid="00103400" style:font-size-asian="14pt" style:font-size-complex="16pt"/>
    </style:style>
    <style:style style:name="P6" style:family="paragraph" style:parent-style-name="Standard">
      <style:text-properties fo:font-size="16pt" style:text-underline-style="none" officeooo:rsid="00113689" officeooo:paragraph-rsid="00113689" style:font-size-asian="14pt" style:font-size-complex="16pt"/>
    </style:style>
    <style:style style:name="P7" style:family="paragraph" style:parent-style-name="Standard">
      <style:paragraph-properties fo:text-align="justify" style:justify-single-word="false"/>
      <style:text-properties fo:font-size="14pt" style:text-underline-style="none" officeooo:rsid="00103400" officeooo:paragraph-rsid="00103400" style:font-size-asian="12.25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style:text-underline-style="none" officeooo:rsid="00113689" officeooo:paragraph-rsid="00103400" style:font-size-asian="12.25pt" style:font-size-complex="14pt"/>
    </style:style>
    <style:style style:name="P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size="14pt" style:text-underline-style="none" officeooo:rsid="00103400" officeooo:paragraph-rsid="00103400" style:font-size-asian="12.25pt" style:font-size-complex="14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eeeee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 officeooo:rsid="00103400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03400"/>
    </style:style>
    <style:style style:name="T4" style:family="text">
      <style:text-properties style:text-underline-style="none" officeooo:rsid="00113689"/>
    </style:style>
    <style:style style:name="T5" style:family="text">
      <style:text-properties fo:font-size="16pt" style:text-underline-style="solid" style:text-underline-width="auto" style:text-underline-color="font-color" officeooo:rsid="0012493b" style:font-size-asian="14pt" style:font-size-complex="16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0.67cm" fo:min-width="0.34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0.669cm" fo:min-width="0.35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0.669cm" fo:min-width="0.4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0.601cm" fo:min-width="0.27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0.529cm" fo:min-width="0.4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0.527cm" fo:min-width="0.48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0.457cm" fo:min-width="0.2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0.457cm" fo:min-width="0.27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0.529cm" fo:min-width="0.20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0.529cm" fo:min-width="0.2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0.527cm" fo:min-width="0.2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0.39cm" fo:min-width="0.2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0.39cm" fo:min-width="0.1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0.457cm" fo:min-width="0.1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0.388cm" fo:min-width="0.1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0.455cm" fo:min-width="0.2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0.316cm" fo:min-width="0.0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0.318cm" fo:min-width="0.0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0.388cm" fo:min-width="0.2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0.388cm" fo:min-width="0.27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0.24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0.245cm" fo:min-width="0.06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0.245cm" fo:min-width="0.0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0.31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0.316cm" fo:min-width="0.06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0.307cm" fo:min-width="0.1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0.316cm" fo:min-width="0.1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eeeeee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span text:style-name="T1">QUESTIONS 3</text:span></text:p>
      <text:p text:style-name="P5"/>
      <text:p text:style-name="P2"><text:span text:style-name="T3">1</text:span><text:span text:style-name="T2">)</text:span></text:p>
      <text:p text:style-name="P6"><draw:g text:anchor-type="paragraph" draw:z-index="0" draw:name="Forme1" draw:style-name="gr1"><draw:custom-shape draw:style-name="gr2" draw:text-style-name="P11" svg:width="1.204cm" svg:height="1.299cm" draw:transform="skewX (-0.0570722665402146) rotate (-0.0570722665402139) translate (11.4987916666667cm 0cm)"><text:p text:style-name="P10"><text:span text:style-name="T6">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1" svg:width="1.202cm" svg:height="1.301cm" svg:x="7.599cm" svg:y="2.399cm"><text:p text:style-name="P10"><text:span text:style-name="T6">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1.401cm" svg:height="1.301cm" svg:x="14.399cm" svg:y="2.499cm"><text:p text:style-name="P10"><text:span text:style-name="T6">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11" svg:width="1.101cm" svg:height="1.202cm" svg:x="4.099cm" svg:y="4.999cm"><text:p text:style-name="P10"><text:span text:style-name="T6">C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11" svg:width="1.301cm" svg:height="1.101cm" svg:x="10.1cm" svg:y="5.099cm"><text:p text:style-name="P10"><text:span text:style-name="T6">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11" svg:width="1.4cm" svg:height="1.1cm" svg:x="14.6cm" svg:y="5.2cm"><text:p text:style-name="P10"><text:span text:style-name="T6">£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11" svg:width="1.001cm" svg:height="1.001cm" svg:x="1.799cm" svg:y="7.299cm"><text:p text:style-name="P10"><text:span text:style-name="T6">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11" svg:width="1.101cm" svg:height="1.001cm" svg:x="5.599cm" svg:y="7.299cm"><text:p text:style-name="P10"><text:span text:style-name="T6">F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11" svg:width="0.999cm" svg:height="1.101cm" svg:x="8.8cm" svg:y="7.198cm"><text:p text:style-name="P10"><text:span text:style-name="T6">.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11" svg:width="1.001cm" svg:height="1.001cm" svg:x="10.499cm" svg:y="7.299cm"><text:p text:style-name="P10"><text:span text:style-name="T6">C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11" svg:width="1.001cm" svg:height="1.101cm" svg:x="12.199cm" svg:y="7.299cm"><text:p text:style-name="P10"><text:span text:style-name="T6">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11" svg:width="1.001cm" svg:height="1.001cm" svg:x="0.199cm" svg:y="9.798cm"><text:p text:style-name="P10"><text:span text:style-name="T6">(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11" svg:width="1.101cm" svg:height="1.001cm" svg:x="1.799cm" svg:y="9.7cm"><text:p text:style-name="P10"><text:span text:style-name="T6">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2" draw:text-style-name="P11" svg:width="1.001cm" svg:height="1.1cm" svg:x="3.399cm" svg:y="9.7cm"><text:p text:style-name="P10"><text:span text:style-name="T6">)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11" svg:width="1.101cm" svg:height="1.001cm" svg:x="4.999cm" svg:y="9.798cm"><text:p text:style-name="P10"><text:span text:style-name="T6">*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11" svg:width="1.001cm" svg:height="1.101cm" svg:x="6.8cm" svg:y="9.798cm"><text:p text:style-name="P10"><text:span text:style-name="T6">F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" draw:text-style-name="P11" svg:width="1.001cm" svg:height="0.902cm" svg:x="9.4cm" svg:y="9.798cm"><text:p text:style-name="P10"><text:span text:style-name="T6">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4" draw:text-style-name="P11" svg:width="0.9cm" svg:height="0.902cm" svg:x="11.033cm" svg:y="9.731cm"><text:p text:style-name="P10"><text:span text:style-name="T6">F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" draw:text-style-name="P11" svg:width="1.001cm" svg:height="0.902cm" svg:x="12.499cm" svg:y="9.798cm"><text:p text:style-name="P10"><text:span text:style-name="T6">£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5" draw:text-style-name="P11" svg:width="0.9cm" svg:height="1.001cm" svg:x="1.401cm" svg:y="12.799cm"><text:p text:style-name="P10"><text:span text:style-name="T6">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6" draw:text-style-name="P11" svg:width="0.9cm" svg:height="0.9cm" svg:x="3.699cm" svg:y="12.799cm"><text:p text:style-name="P10"><text:span text:style-name="T6">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11" svg:width="1.001cm" svg:height="1.001cm" svg:x="6.899cm" svg:y="12.799cm"><text:p text:style-name="P10"><text:span text:style-name="T6">£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11" svg:width="1.001cm" svg:height="0.999cm" svg:x="9.4cm" svg:y="12.7cm"><text:p text:style-name="P10"><text:span text:style-name="T6">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5" draw:text-style-name="P11" svg:width="0.9cm" svg:height="1.001cm" svg:x="11.199cm" svg:y="12.799cm"><text:p text:style-name="P10"><text:span text:style-name="T6">£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8" draw:text-style-name="P11" svg:width="0.802cm" svg:height="0.8cm" svg:x="0.799cm" svg:y="15.199cm"><text:p text:style-name="P10"><text:span text:style-name="T6">C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11" svg:width="0.802cm" svg:height="0.802cm" svg:x="2.099cm" svg:y="15.198cm"><text:p text:style-name="P10"><text:span text:style-name="T6">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6" draw:text-style-name="P11" svg:width="0.9cm" svg:height="0.9cm" svg:x="3.2cm" svg:y="15.099cm"><text:p text:style-name="P10"><text:span text:style-name="T6">+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11" svg:width="1.001cm" svg:height="0.9cm" svg:x="4.598cm" svg:y="15.099cm"><text:p text:style-name="P10"><text:span text:style-name="T6">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11" svg:width="1.101cm" svg:height="0.9cm" svg:x="5.999cm" svg:y="15.099cm"><text:p text:style-name="P10"><text:span text:style-name="T6">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11" svg:width="0.699cm" svg:height="0.701cm" svg:x="0cm" svg:y="16.999cm"><text:p text:style-name="P10"><text:span text:style-name="T6">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11" svg:width="0.701cm" svg:height="0.701cm" svg:x="1.199cm" svg:y="16.999cm"><text:p text:style-name="P10"><text:span text:style-name="T6">F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3" draw:text-style-name="P11" svg:width="0.8cm" svg:height="0.701cm" svg:x="2.3cm" svg:y="16.999cm"><text:p text:style-name="P10"><text:span text:style-name="T6">£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3" draw:text-style-name="P11" svg:width="0.8cm" svg:height="0.701cm" svg:x="3.9cm" svg:y="16.999cm"><text:p text:style-name="P10"><text:span text:style-name="T6">C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1" svg:width="0.802cm" svg:height="0.701cm" svg:x="5.299cm" svg:y="16.999cm"><text:p text:style-name="P10"><text:span text:style-name="T6">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3" draw:text-style-name="P11" svg:width="0.8cm" svg:height="0.701cm" svg:x="6.5cm" svg:y="16.999cm"><text:p text:style-name="P10"><text:span text:style-name="T6">£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5" draw:text-style-name="P11" svg:width="0.699cm" svg:height="0.8cm" svg:x="0cm" svg:y="19.099cm"><text:p text:style-name="P10"><text:span text:style-name="T6">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8" draw:text-style-name="P11" svg:width="0.802cm" svg:height="0.8cm" svg:x="1.099cm" svg:y="19.099cm"><text:p text:style-name="P10"><text:span text:style-name="T6">£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1" svg:width="0.8cm" svg:height="0.8cm" svg:x="2.9cm" svg:y="19.099cm"><text:p text:style-name="P10"><text:span text:style-name="T6">F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7" draw:text-style-name="P11" svg:width="0.9cm" svg:height="0.787cm" svg:x="4.399cm" svg:y="19.2cm"><text:p text:style-name="P10"><text:span text:style-name="T6">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8" draw:text-style-name="P11" svg:width="0.9cm" svg:height="0.8cm" svg:x="5.699cm" svg:y="19.2cm"><text:p text:style-name="P10"><text:span text:style-name="T6">£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1" svg:width="0.802cm" svg:height="0.701cm" svg:x="2.799cm" svg:y="21.299cm"><text:p text:style-name="P10"><text:span text:style-name="T6">£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1" svg:width="0.802cm" svg:height="0.701cm" svg:x="4.399cm" svg:y="21.299cm"><text:p text:style-name="P10"><text:span text:style-name="T6">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9" draw:text-style-name="P12" svg:x1="11.499cm" svg:y1="0.899cm" svg:x2="8.599cm" svg:y2="2.499cm"><text:p/></draw:line><draw:line draw:style-name="gr29" draw:text-style-name="P12" svg:x1="12.699cm" svg:y1="0.899cm" svg:x2="14.699cm" svg:y2="2.599cm"><text:p/></draw:line><draw:line draw:style-name="gr29" draw:text-style-name="P12" svg:x1="15.199cm" svg:y1="3.899cm" svg:x2="15.299cm" svg:y2="5.199cm"><text:p/></draw:line><draw:line draw:style-name="gr29" draw:text-style-name="P12" svg:x1="7.599cm" svg:y1="3.399cm" svg:x2="4.899cm" svg:y2="5.099cm"><text:p/></draw:line><draw:line draw:style-name="gr29" draw:text-style-name="P12" svg:x1="8.699cm" svg:y1="3.399cm" svg:x2="10.499cm" svg:y2="5.099cm"><text:p/></draw:line><draw:line draw:style-name="gr29" draw:text-style-name="P12" svg:x1="4.199cm" svg:y1="5.899cm" svg:x2="2.499cm" svg:y2="7.299cm"><text:p/></draw:line><draw:line draw:style-name="gr29" draw:text-style-name="P12" svg:x1="5.099cm" svg:y1="5.899cm" svg:x2="5.999cm" svg:y2="7.299cm"><text:p/></draw:line><draw:line draw:style-name="gr29" draw:text-style-name="P12" svg:x1="10.399cm" svg:y1="6.099cm" svg:x2="9.499cm" svg:y2="7.199cm"><text:p/></draw:line><draw:line draw:style-name="gr30" draw:text-style-name="P13" svg:x1="10.899cm" svg:y1="6.199cm" svg:x2="10.999cm" svg:y2="7.299cm"><text:p/></draw:line><draw:line draw:style-name="gr29" draw:text-style-name="P12" svg:x1="11.299cm" svg:y1="5.899cm" svg:x2="12.599cm" svg:y2="7.399cm"><text:p/></draw:line><draw:line draw:style-name="gr29" draw:text-style-name="P12" svg:x1="10.699cm" svg:y1="8.199cm" svg:x2="9.999cm" svg:y2="9.799cm"><text:p/></draw:line><draw:line draw:style-name="gr29" draw:text-style-name="P12" svg:x1="11.499cm" svg:y1="9.799cm" svg:x2="11.199cm" svg:y2="8.199cm"><text:p/></draw:line><draw:line draw:style-name="gr29" draw:text-style-name="P12" svg:x1="12.799cm" svg:y1="8.399cm" svg:x2="12.999cm" svg:y2="9.899cm"><text:p/></draw:line><draw:line draw:style-name="gr29" draw:text-style-name="P12" svg:x1="1.899cm" svg:y1="8.099cm" svg:x2="0.799cm" svg:y2="9.799cm"><text:p/></draw:line><draw:line draw:style-name="gr29" draw:text-style-name="P12" svg:x1="2.299cm" svg:y1="8.299cm" svg:x2="2.299cm" svg:y2="9.799cm"><text:p/></draw:line><draw:line draw:style-name="gr29" draw:text-style-name="P12" svg:x1="2.799cm" svg:y1="7.999cm" svg:x2="3.899cm" svg:y2="9.799cm"><text:p/></draw:line><draw:line draw:style-name="gr29" draw:text-style-name="P12" svg:x1="5.999cm" svg:y1="8.299cm" svg:x2="5.599cm" svg:y2="9.899cm"><text:p/></draw:line><draw:line draw:style-name="gr29" draw:text-style-name="P12" svg:x1="6.499cm" svg:y1="8.199cm" svg:x2="7.299cm" svg:y2="9.899cm"><text:p/></draw:line><draw:line draw:style-name="gr29" draw:text-style-name="P12" svg:x1="7.299cm" svg:y1="10.899cm" svg:x2="7.399cm" svg:y2="12.899cm"><text:p/></draw:line><draw:line draw:style-name="gr29" draw:text-style-name="P12" svg:x1="9.899cm" svg:y1="10.699cm" svg:x2="9.899cm" svg:y2="12.699cm"><text:p/></draw:line><draw:line draw:style-name="gr29" draw:text-style-name="P12" svg:x1="11.499cm" svg:y1="10.599cm" svg:x2="11.599cm" svg:y2="12.899cm"><text:p/></draw:line><draw:line draw:style-name="gr29" draw:text-style-name="P12" svg:x1="2.199cm" svg:y1="10.699cm" svg:x2="1.799cm" svg:y2="12.899cm"><text:p/></draw:line><draw:line draw:style-name="gr29" draw:text-style-name="P12" svg:x1="2.699cm" svg:y1="10.499cm" svg:x2="3.999cm" svg:y2="12.899cm"><text:p/></draw:line><draw:line draw:style-name="gr29" draw:text-style-name="P12" svg:x1="1.599cm" svg:y1="13.699cm" svg:x2="0.999cm" svg:y2="15.299cm"><text:p/></draw:line><draw:line draw:style-name="gr29" draw:text-style-name="P12" svg:x1="2.099cm" svg:y1="13.699cm" svg:x2="2.399cm" svg:y2="15.299cm"><text:p/></draw:line><draw:line draw:style-name="gr29" draw:text-style-name="P12" svg:x1="0.899cm" svg:y1="15.899cm" svg:x2="0.299cm" svg:y2="16.999cm"><text:p/></draw:line><draw:line draw:style-name="gr29" draw:text-style-name="P12" svg:x1="1.299cm" svg:y1="15.999cm" svg:x2="1.599cm" svg:y2="16.999cm"><text:p/></draw:line><draw:line draw:style-name="gr29" draw:text-style-name="P12" svg:x1="2.499cm" svg:y1="15.999cm" svg:x2="2.699cm" svg:y2="16.999cm"><text:p/></draw:line><draw:line draw:style-name="gr29" draw:text-style-name="P12" svg:x1="3.899cm" svg:y1="13.599cm" svg:x2="3.599cm" svg:y2="15.099cm"><text:p/></draw:line><draw:line draw:style-name="gr29" draw:text-style-name="P12" svg:x1="4.299cm" svg:y1="13.699cm" svg:x2="4.999cm" svg:y2="15.099cm"><text:p/></draw:line><draw:line draw:style-name="gr29" draw:text-style-name="P12" svg:x1="4.599cm" svg:y1="13.399cm" svg:x2="6.399cm" svg:y2="15.099cm"><text:p/></draw:line><draw:line draw:style-name="gr29" draw:text-style-name="P12" svg:x1="4.799cm" svg:y1="15.899cm" svg:x2="4.299cm" svg:y2="17.099cm"><text:p/></draw:line><draw:line draw:style-name="gr29" draw:text-style-name="P12" svg:x1="5.399cm" svg:y1="15.899cm" svg:x2="5.699cm" svg:y2="17.099cm"><text:p/></draw:line><draw:line draw:style-name="gr29" draw:text-style-name="P12" svg:x1="6.599cm" svg:y1="15.999cm" svg:x2="6.899cm" svg:y2="17.099cm"><text:p/></draw:line><draw:line draw:style-name="gr29" draw:text-style-name="P12" svg:x1="0.299cm" svg:y1="17.699cm" svg:x2="0.299cm" svg:y2="19.099cm"><text:p/></draw:line><draw:line draw:style-name="gr29" draw:text-style-name="P12" svg:x1="1.499cm" svg:y1="17.699cm" svg:x2="1.499cm" svg:y2="19.099cm"><text:p/></draw:line><draw:line draw:style-name="gr29" draw:text-style-name="P12" svg:x1="5.799cm" svg:y1="17.699cm" svg:x2="6.099cm" svg:y2="19.299cm"><text:p/></draw:line><draw:line draw:style-name="gr29" draw:text-style-name="P12" svg:x1="4.099cm" svg:y1="17.599cm" svg:x2="3.399cm" svg:y2="19.199cm"><text:p/></draw:line><draw:line draw:style-name="gr29" draw:text-style-name="P12" svg:x1="4.599cm" svg:y1="17.599cm" svg:x2="4.899cm" svg:y2="19.199cm"><text:p/></draw:line><draw:line draw:style-name="gr29" draw:text-style-name="P12" svg:x1="3.299cm" svg:y1="19.899cm" svg:x2="3.199cm" svg:y2="21.299cm"><text:p/></draw:line><draw:line draw:style-name="gr29" draw:text-style-name="P12" svg:x1="4.799cm" svg:y1="19.999cm" svg:x2="4.799cm" svg:y2="21.299cm"><text:p/></draw:line></draw:g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span text:style-name="T2"><text:tab/><text:tab/><text:tab/></text:span><text:span text:style-name="T5">ARBRE DE DÉRIVATION</text:span></text:p>
      <text:p text:style-name="P7"><text:soft-page-break/></text:p>
      <text:p text:style-name="P7">2) On commence par crée la racine de l’arbre de dérivation qui est le symbole S et lorsqu’un symbole non terminal est dépilé , il deviendra le père des symboles représentants sa règle de production. Pour un symbole terminale dépilés, l’état de l’arbre ne change pas.</text:p>
      <text:p text:style-name="P7"/>
      <text:p text:style-name="P3"><text:span text:style-name="T2">3) On construit l’arbre de l’expression régulier en supprimant tous symboles non-terminaux et de certains symboles terminaux inutiles « ‘.’ ,’(‘ , ‘)’ » de l’arbre de dérivation en suite la construction se poursuit par des r</text:span><text:span text:style-name="T4">è</text:span><text:span text:style-name="T2">gles de ré-écritures dans la grammaire. L’idée est </text:span><text:span text:style-name="T4">de construire pour certains nœuds de l’arbre de dérivation un nœud de l’arbre de l’expression régulière. Par exemple , étant donné la règle S----» AB les fils du nœuds courant construit par la fonction S() sont les nœuds renvoyés par les appels de fonctions B() et A(), les nœuds renvoyés contiennent des symboles terminaux.</text:span></text:p>
      <text:p text:style-name="P8"/>
      <text:p text:style-name="P4"><text:span text:style-name="T4">4</text:span><text:span text:style-name="T2">)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17:04:11.165234978</meta:creation-date>
    <dc:title>Default</dc:title>
    <meta:editing-cycles>3</meta:editing-cycles>
    <meta:generator>LibreOffice/6.0.7.3$Linux_X86_64 LibreOffice_project/00m0$Build-3</meta:generator>
    <meta:editing-duration>P1DT4H17M3S</meta:editing-duration>
    <dc:date>2020-04-30T00:50:57.872065396</dc:date>
    <meta:document-statistic meta:table-count="0" meta:image-count="0" meta:object-count="0" meta:page-count="2" meta:paragraph-count="6" meta:word-count="152" meta:character-count="909" meta:non-whitespace-character-count="755"/>
  </office:meta>
</office:document-meta>
</file>